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bbe2" officeooo:paragraph-rsid="0017bbe2" style:font-weight-asian="bold" style:font-weight-complex="bold"/>
    </style:style>
    <style:style style:name="P2" style:family="paragraph" style:parent-style-name="Standard">
      <style:text-properties fo:font-weight="bold" officeooo:rsid="00100abe" officeooo:paragraph-rsid="0017bbe2" style:font-weight-asian="bold" style:font-weight-complex="bold"/>
    </style:style>
    <style:style style:name="P3" style:family="paragraph" style:parent-style-name="Standard">
      <style:text-properties fo:font-weight="bold" officeooo:rsid="00100abe" officeooo:paragraph-rsid="00180d66" style:font-weight-asian="bold" style:font-weight-complex="bold"/>
    </style:style>
    <style:style style:name="P4" style:family="paragraph" style:parent-style-name="Standard">
      <style:text-properties fo:font-weight="bold" officeooo:rsid="00180d66" officeooo:paragraph-rsid="00180d66" style:font-weight-asian="bold" style:font-weight-complex="bold"/>
    </style:style>
    <style:style style:name="P5" style:family="paragraph" style:parent-style-name="Standard">
      <style:text-properties fo:font-weight="bold" officeooo:rsid="001901a2" officeooo:paragraph-rsid="001901a2" style:font-weight-asian="bold" style:font-weight-complex="bold"/>
    </style:style>
    <style:style style:name="P6" style:family="paragraph" style:parent-style-name="Standard">
      <style:text-properties officeooo:rsid="0012005f" officeooo:paragraph-rsid="0017bbe2"/>
    </style:style>
    <style:style style:name="P7" style:family="paragraph" style:parent-style-name="Standard">
      <style:text-properties officeooo:rsid="00100abe" officeooo:paragraph-rsid="0017bbe2"/>
    </style:style>
    <style:style style:name="P8" style:family="paragraph" style:parent-style-name="Standard">
      <style:text-properties officeooo:rsid="001311a2" officeooo:paragraph-rsid="0017bbe2"/>
    </style:style>
    <style:style style:name="P9" style:family="paragraph" style:parent-style-name="Standard">
      <style:text-properties fo:font-weight="normal" officeooo:rsid="001311a2" officeooo:paragraph-rsid="0017bbe2" style:font-weight-asian="normal" style:font-weight-complex="normal"/>
    </style:style>
    <style:style style:name="P10" style:family="paragraph" style:parent-style-name="Standard">
      <style:text-properties fo:font-weight="normal" officeooo:rsid="00180d66" officeooo:paragraph-rsid="0017bbe2" style:font-weight-asian="normal" style:font-weight-complex="normal"/>
    </style:style>
    <style:style style:name="P11" style:family="paragraph" style:parent-style-name="Standard">
      <style:text-properties fo:font-weight="normal" officeooo:rsid="00180d66" officeooo:paragraph-rsid="00180d66" style:font-weight-asian="normal" style:font-weight-complex="normal"/>
    </style:style>
    <style:style style:name="P12" style:family="paragraph" style:parent-style-name="Standard">
      <style:text-properties fo:font-weight="normal" officeooo:rsid="00180d66" officeooo:paragraph-rsid="00197700" style:font-weight-asian="normal" style:font-weight-complex="normal"/>
    </style:style>
    <style:style style:name="P13" style:family="paragraph" style:parent-style-name="Standard">
      <style:text-properties officeooo:rsid="0017bbe2" officeooo:paragraph-rsid="0017bbe2"/>
    </style:style>
    <style:style style:name="P14" style:family="paragraph" style:parent-style-name="Standard">
      <style:text-properties fo:font-weight="bold" officeooo:rsid="001901a2" officeooo:paragraph-rsid="001901a2" style:font-weight-asian="bold" style:font-weight-complex="bold"/>
    </style:style>
    <style:style style:name="P15" style:family="paragraph" style:parent-style-name="Standard">
      <style:text-properties fo:font-weight="normal" officeooo:rsid="001b403a" officeooo:paragraph-rsid="001b403a" style:font-weight-asian="normal" style:font-weight-complex="normal"/>
    </style:style>
    <style:style style:name="P16" style:family="paragraph" style:parent-style-name="Standard">
      <style:text-properties fo:font-weight="normal" officeooo:rsid="001901a2" officeooo:paragraph-rsid="001b403a" style:font-weight-asian="normal" style:font-weight-complex="normal"/>
    </style:style>
    <style:style style:name="P17" style:family="paragraph" style:parent-style-name="Standard">
      <style:text-properties fo:font-weight="normal" officeooo:rsid="001b8391" officeooo:paragraph-rsid="001b8391" style:font-weight-asian="normal" style:font-weight-complex="normal"/>
    </style:style>
    <style:style style:name="T1" style:family="text">
      <style:text-properties officeooo:rsid="0017bbe2"/>
    </style:style>
    <style:style style:name="T2" style:family="text">
      <style:text-properties officeooo:rsid="00180d66"/>
    </style:style>
    <style:style style:name="T3" style:family="text">
      <style:text-properties officeooo:rsid="00197700"/>
    </style:style>
    <style:style style:name="T4" style:family="text">
      <style:text-properties officeooo:rsid="001b83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1.</text:span>Login to mysql server in your machine </text:p>
      <text:p text:style-name="P1">List all databases </text:p>
      <text:p text:style-name="P1">Create a database </text:p>
      <text:p text:style-name="P1">Create a user </text:p>
      <text:p text:style-name="P1">Provide access to the new user to the newly created database </text:p>
      <text:p text:style-name="P1">Switch to the new database</text:p>
      <text:p text:style-name="P1"/>
      <text:p text:style-name="P6">a)sudo mysql --version </text:p>
      <text:p text:style-name="P7"/>
      <text:p text:style-name="P6">b)SHOW DATABASES;</text:p>
      <text:p text:style-name="P6"/>
      <text:p text:style-name="P7"><text:span text:style-name="T1">c)</text:span>mysql -u root -p</text:p>
      <text:p text:style-name="P6">mysql&gt;</text:p>
      <text:p text:style-name="P6">CREATE DATABASE tutorial_database;</text:p>
      <text:p text:style-name="P6"/>
      <text:p text:style-name="P13">d)CREATE USER 'username'@'localhost' IDENTIFIED BY 'username';</text:p>
      <text:p text:style-name="P8"/>
      <text:p text:style-name="Standard">e<text:span text:style-name="T1">)</text:span></text:p>
      <text:p text:style-name="Standard"/>
      <text:p text:style-name="P8"><text:span text:style-name="T1">f</text:span>)SELECT database();</text:p>
      <text:p text:style-name="P8"><text:s/>USE databasename;</text:p>
      <text:p text:style-name="P6"/>
      <text:p text:style-name="P2"/>
      <text:p text:style-name="P3">2.<text:span text:style-name="T2">Login to another system through terminal </text:span></text:p>
      <text:p text:style-name="P4">Get the current directory location </text:p>
      <text:p text:style-name="P4">Get the current user name </text:p>
      <text:p text:style-name="P4"/>
      <text:p text:style-name="P7">a)</text:p>
      <text:p text:style-name="P6">su - u user2 zsh</text:p>
      <text:p text:style-name="P6"/>
      <text:p text:style-name="P7"><text:span text:style-name="T2">b</text:span>)</text:p>
      <text:p text:style-name="P7">pwd-//<text:span text:style-name="T1">current</text:span></text:p>
      <text:p text:style-name="P7">ls <text:s/></text:p>
      <text:p text:style-name="P7"/>
      <text:p text:style-name="P7">C)</text:p>
      <text:p text:style-name="P7">echo "$USER"</text:p>
      <text:p text:style-name="P7"/>
      <text:p text:style-name="P7">u="$USER"</text:p>
      <text:p text:style-name="P7">echo "User name $u"</text:p>
      <text:p text:style-name="P9">whoami</text:p>
      <text:p text:style-name="P10"/>
      <text:p text:style-name="P10"/>
      <text:p text:style-name="P4">3.Create a compressed file of the current directory (linux extension) </text:p>
      <text:p text:style-name="P4"><text:s text:c="3"/>Uncompress the file to be extracted to the current directory</text:p>
      <text:p text:style-name="P12">cd dri<text:span text:style-name="T3">ectoryname</text:span></text:p>
      <text:p text:style-name="P11">gzip <text:s/>Sample.docx </text:p>
      <text:p text:style-name="P11">gunzip Sample.gz</text:p>
      <text:p text:style-name="P11"/>
      <text:p text:style-name="P4"/>
      <text:p text:style-name="P4">4.Create a directory and create several php files within </text:p>
      <text:p text:style-name="P4">Copy the directory to a different location </text:p>
      <text:p text:style-name="P4">Move the directory to a different location </text:p>
      <text:p text:style-name="P4"><text:soft-page-break/></text:p>
      <text:p text:style-name="P11">a) mkdir dri1</text:p>
      <text:p text:style-name="P11">cd dri1</text:p>
      <text:p text:style-name="P11">touch hello.php</text:p>
      <text:p text:style-name="P11"/>
      <text:p text:style-name="P11">b)cp -r dir1/ ~/dir2/</text:p>
      <text:p text:style-name="P11"/>
      <text:p text:style-name="P11">c)mv -v /home/rootdir/dir1 <text:s/>/home/rootdir/dir3</text:p>
      <text:p text:style-name="P11"/>
      <text:p text:style-name="P11"/>
      <text:p text:style-name="P5"/>
      <text:p text:style-name="P5">5.Copy a file from a different system from a particular location to your sytem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6.Create a shortcut file to point to a different directory </text:p>
      <text:p text:style-name="P5">Create a folder "Dir" </text:p>
      <text:p text:style-name="P5">Create a folder "Subdir" inside "Dir" </text:p>
      <text:p text:style-name="P5">Create few files within each directory </text:p>
      <text:p text:style-name="P5">Create a shortcut link outside "Dir" to point to "Subdir"</text:p>
      <text:p text:style-name="P5"/>
      <text:p text:style-name="P5"/>
      <text:p text:style-name="P15">b) mkdir Dir</text:p>
      <text:p text:style-name="P15"/>
      <text:p text:style-name="P15">c)mkdir -p Dir/Subdir/</text:p>
      <text:p text:style-name="P15"/>
      <text:p text:style-name="P15">d)<text:span text:style-name="T4">cd Subdir</text:span></text:p>
      <text:p text:style-name="P17">sample.txt</text:p>
      <text:p text:style-name="P17">sample2.txt</text:p>
      <text:p text:style-name="P17"/>
      <text:p text:style-name="P17">e) ln -s Dir Subdir</text:p>
      <text:p text:style-name="P15"/>
      <text:p text:style-name="P1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18:15:25.832268259</meta:creation-date>
    <dc:date>2015-12-29T19:17:15.480215628</dc:date>
    <meta:editing-duration>PT22M35S</meta:editing-duration>
    <meta:editing-cycles>6</meta:editing-cycles>
    <meta:generator>LibreOffice/4.2.3.3$Linux_x86 LibreOffice_project/420m0$Build-3</meta:generator>
    <meta:document-statistic meta:table-count="0" meta:image-count="0" meta:object-count="0" meta:page-count="2" meta:paragraph-count="53" meta:word-count="220" meta:character-count="1373" meta:non-whitespace-character-count="1181"/>
  </office:meta>
</office:document-meta>
</file>